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188in" table:align="left"/>
    </style:style>
    <style:style style:name="Table1.A" style:family="table-column">
      <style:table-column-properties style:column-width="1.8576in"/>
    </style:style>
    <style:style style:name="Table1.B" style:family="table-column">
      <style:table-column-properties style:column-width="5.0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background-color="#000000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2" style:family="table">
      <style:table-properties style:width="6.9188in" table:align="left"/>
    </style:style>
    <style:style style:name="Table2.A" style:family="table-column">
      <style:table-column-properties style:column-width="1.8576in"/>
    </style:style>
    <style:style style:name="Table2.B" style:family="table-column">
      <style:table-column-properties style:column-width="5.061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background-color="#000000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6.9188in" table:align="left"/>
    </style:style>
    <style:style style:name="Table3.A" style:family="table-column">
      <style:table-column-properties style:column-width="1.8576in"/>
    </style:style>
    <style:style style:name="Table3.B" style:family="table-column">
      <style:table-column-properties style:column-width="5.061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background-color="#000000" fo:padding="0.0382in" fo:border="0.05pt solid #000000">
        <style:background-image/>
      </style:table-cell-properties>
    </style:style>
    <style:style style:name="Table4" style:family="table">
      <style:table-properties style:width="6.9188in" table:align="left"/>
    </style:style>
    <style:style style:name="Table4.A" style:family="table-column">
      <style:table-column-properties style:column-width="2.4049in"/>
    </style:style>
    <style:style style:name="Table4.B" style:family="table-column">
      <style:table-column-properties style:column-width="4.513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background-color="#000000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6" style:family="table">
      <style:table-properties style:width="6.9188in" table:align="left"/>
    </style:style>
    <style:style style:name="Table6.A" style:family="table-column">
      <style:table-column-properties style:column-width="1.8576in"/>
    </style:style>
    <style:style style:name="Table6.B" style:family="table-column">
      <style:table-column-properties style:column-width="5.0611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background-color="#000000" fo:padding="0.0382in" fo:border="0.05pt solid #000000">
        <style:background-image/>
      </style:table-cell-properties>
    </style:style>
    <style:style style:name="Table5" style:family="table">
      <style:table-properties style:width="6.9188in" table:align="left"/>
    </style:style>
    <style:style style:name="Table5.A" style:family="table-column">
      <style:table-column-properties style:column-width="1.8576in"/>
    </style:style>
    <style:style style:name="Table5.B" style:family="table-column">
      <style:table-column-properties style:column-width="5.061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background-color="#000000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7" style:family="table">
      <style:table-properties style:width="6.9188in" table:align="left"/>
    </style:style>
    <style:style style:name="Table7.A" style:family="table-column">
      <style:table-column-properties style:column-width="1.8576in"/>
    </style:style>
    <style:style style:name="Table7.B" style:family="table-column">
      <style:table-column-properties style:column-width="5.0611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background-color="#000000" fo:padding="0.0382in" fo:border="0.05pt solid #000000">
        <style:background-image/>
      </style:table-cell-properties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" style:family="table">
      <style:table-properties style:width="6.9188in" table:align="left"/>
    </style:style>
    <style:style style:name="Table8.A" style:family="table-column">
      <style:table-column-properties style:column-width="1.8576in"/>
    </style:style>
    <style:style style:name="Table8.B" style:family="table-column">
      <style:table-column-properties style:column-width="5.0611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background-color="#000000" fo:padding="0.0382in" fo:border="0.05pt solid #000000">
        <style:background-image/>
      </style:table-cell-properties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fo:color="#5e11a6" style:font-name="Calibri" fo:font-size="18pt" officeooo:paragraph-rsid="000f3b3a" style:font-size-asian="18pt" style:font-size-complex="18pt"/>
    </style:style>
    <style:style style:name="P2" style:family="paragraph" style:parent-style-name="Standard">
      <style:paragraph-properties fo:background-color="#000000">
        <style:background-image/>
      </style:paragraph-properties>
      <style:text-properties fo:color="#ffffff" style:font-name="Calibri" fo:font-size="16pt" officeooo:paragraph-rsid="000d88e0" style:font-size-asian="16pt" style:font-size-complex="16pt"/>
    </style:style>
    <style:style style:name="P3" style:family="paragraph" style:parent-style-name="Standard">
      <style:paragraph-properties fo:background-color="#000000">
        <style:background-image/>
      </style:paragraph-properties>
      <style:text-properties fo:color="#ffffff" style:font-name="Calibri" fo:font-size="16pt" officeooo:paragraph-rsid="0014a257" style:font-size-asian="16pt" style:font-size-complex="16pt"/>
    </style:style>
    <style:style style:name="P4" style:family="paragraph" style:parent-style-name="Standard">
      <style:paragraph-properties fo:background-color="#000000">
        <style:background-image/>
      </style:paragraph-properties>
      <style:text-properties fo:color="#ffffff" style:font-name="Calibri" fo:font-size="16pt" officeooo:paragraph-rsid="001542b3" style:font-size-asian="16pt" style:font-size-complex="16pt"/>
    </style:style>
    <style:style style:name="P5" style:family="paragraph" style:parent-style-name="Standard">
      <style:paragraph-properties fo:background-color="#000000">
        <style:background-image/>
      </style:paragraph-properties>
      <style:text-properties fo:color="#ffffff" style:font-name="Calibri" fo:font-size="16pt" officeooo:paragraph-rsid="00173721" style:font-size-asian="16pt" style:font-size-complex="16pt"/>
    </style:style>
    <style:style style:name="P6" style:family="paragraph" style:parent-style-name="Standard">
      <style:paragraph-properties fo:background-color="#000000">
        <style:background-image/>
      </style:paragraph-properties>
      <style:text-properties fo:color="#ffffff" style:font-name="Calibri" fo:font-size="16pt" officeooo:paragraph-rsid="00184bc5" style:font-size-asian="16pt" style:font-size-complex="16pt"/>
    </style:style>
    <style:style style:name="P7" style:family="paragraph" style:parent-style-name="Standard">
      <style:paragraph-properties fo:background-color="#000000">
        <style:background-image/>
      </style:paragraph-properties>
      <style:text-properties officeooo:paragraph-rsid="000d88e0"/>
    </style:style>
    <style:style style:name="P8" style:family="paragraph" style:parent-style-name="Standard">
      <style:paragraph-properties fo:background-color="#000000">
        <style:background-image/>
      </style:paragraph-properties>
      <style:text-properties officeooo:paragraph-rsid="00132bb3"/>
    </style:style>
    <style:style style:name="P9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5e11a6" style:font-name="Calibri" fo:font-size="12pt" officeooo:paragraph-rsid="000d88e0" style:font-size-asian="12pt" style:font-size-complex="12pt"/>
    </style:style>
    <style:style style:name="P10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5e11a6" style:font-name="Calibri" fo:font-size="12pt" officeooo:paragraph-rsid="0014a257" style:font-size-asian="12pt" style:font-size-complex="12pt"/>
    </style:style>
    <style:style style:name="P11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5e11a6" style:font-name="Calibri" fo:font-size="12pt" officeooo:paragraph-rsid="001542b3" style:font-size-asian="12pt" style:font-size-complex="12pt"/>
    </style:style>
    <style:style style:name="P12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5e11a6" style:font-name="Calibri" fo:font-size="12pt" officeooo:paragraph-rsid="00173721" style:font-size-asian="12pt" style:font-size-complex="12pt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color="#ffffff" style:font-name="Calibri" fo:font-size="12pt" officeooo:paragraph-rsid="000bd72a" style:font-size-asian="12pt" style:font-size-complex="12pt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color="#ffffff" style:font-name="Calibri" fo:font-size="12pt" officeooo:paragraph-rsid="000d88e0" style:font-size-asian="12pt" style:font-size-complex="12pt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color="#ffffff" style:font-name="Calibri" fo:font-size="12pt" officeooo:paragraph-rsid="0014a257" style:font-size-asian="12pt" style:font-size-complex="12pt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color="#ffffff" style:font-name="Calibri" fo:font-size="12pt" officeooo:paragraph-rsid="00173721" style:font-size-asian="12pt" style:font-size-complex="12pt"/>
    </style:style>
    <style:style style:name="P17" style:family="paragraph" style:parent-style-name="Standard">
      <style:paragraph-properties fo:margin-left="0in" fo:margin-right="0in" fo:text-indent="0in" style:auto-text-indent="false"/>
      <style:text-properties officeooo:paragraph-rsid="0009fb52"/>
    </style:style>
    <style:style style:name="P18" style:family="paragraph" style:parent-style-name="Standard">
      <style:paragraph-properties fo:margin-left="0in" fo:margin-right="0in" fo:text-indent="0in" style:auto-text-indent="false"/>
      <style:text-properties officeooo:paragraph-rsid="000d88e0"/>
    </style:style>
    <style:style style:name="P19" style:family="paragraph" style:parent-style-name="Standard">
      <style:text-properties style:font-name="Calibri" officeooo:rsid="000804c2" officeooo:paragraph-rsid="000804c2"/>
    </style:style>
    <style:style style:name="P20" style:family="paragraph" style:parent-style-name="Standard">
      <style:text-properties officeooo:rsid="000804c2" officeooo:paragraph-rsid="000804c2"/>
    </style:style>
    <style:style style:name="P21" style:family="paragraph" style:parent-style-name="Standard">
      <style:text-properties officeooo:rsid="000804c2" officeooo:paragraph-rsid="000d88e0"/>
    </style:style>
    <style:style style:name="P22" style:family="paragraph" style:parent-style-name="Standard">
      <style:text-properties officeooo:rsid="000804c2" officeooo:paragraph-rsid="00132bb3"/>
    </style:style>
    <style:style style:name="P23" style:family="paragraph" style:parent-style-name="Standard">
      <style:text-properties officeooo:rsid="000804c2" officeooo:paragraph-rsid="0014a257"/>
    </style:style>
    <style:style style:name="P24" style:family="paragraph" style:parent-style-name="Standard">
      <style:text-properties officeooo:rsid="000804c2" officeooo:paragraph-rsid="00184bc5"/>
    </style:style>
    <style:style style:name="P25" style:family="paragraph" style:parent-style-name="Standard">
      <style:text-properties officeooo:rsid="000804c2" officeooo:paragraph-rsid="00196272"/>
    </style:style>
    <style:style style:name="P26" style:family="paragraph" style:parent-style-name="Standard" style:list-style-name="L1">
      <style:text-properties officeooo:rsid="000804c2" officeooo:paragraph-rsid="00196272"/>
    </style:style>
    <style:style style:name="P27" style:family="paragraph" style:parent-style-name="Standard" style:list-style-name="L1">
      <style:text-properties officeooo:rsid="000804c2" officeooo:paragraph-rsid="0019dff7"/>
    </style:style>
    <style:style style:name="P28" style:family="paragraph" style:parent-style-name="Standard">
      <style:text-properties fo:color="#5e11a6" style:font-name="Calibri" fo:font-size="18pt" officeooo:rsid="000804c2" officeooo:paragraph-rsid="000804c2" style:font-size-asian="18pt" style:font-size-complex="18pt"/>
    </style:style>
    <style:style style:name="P29" style:family="paragraph" style:parent-style-name="Standard">
      <style:text-properties fo:color="#5e11a6" style:font-name="Calibri" fo:font-size="18pt" officeooo:rsid="0009fb52" officeooo:paragraph-rsid="0009fb52" style:font-size-asian="18pt" style:font-size-complex="18pt"/>
    </style:style>
    <style:style style:name="P30" style:family="paragraph" style:parent-style-name="Standard">
      <style:text-properties fo:color="#5e11a6" style:font-name="Calibri" fo:font-size="18pt" officeooo:rsid="000d88e0" officeooo:paragraph-rsid="000d88e0" style:font-size-asian="18pt" style:font-size-complex="18pt"/>
    </style:style>
    <style:style style:name="P31" style:family="paragraph" style:parent-style-name="Standard">
      <style:text-properties fo:color="#5e11a6" style:font-name="Calibri" fo:font-size="18pt" officeooo:rsid="000d88e0" officeooo:paragraph-rsid="001b613a" style:font-size-asian="18pt" style:font-size-complex="18pt"/>
    </style:style>
    <style:style style:name="P32" style:family="paragraph" style:parent-style-name="Standard">
      <style:text-properties fo:color="#5e11a6" style:font-name="Calibri" fo:font-size="18pt" officeooo:rsid="00132bb3" officeooo:paragraph-rsid="00132bb3" style:font-size-asian="18pt" style:font-size-complex="18pt"/>
    </style:style>
    <style:style style:name="P33" style:family="paragraph" style:parent-style-name="Standard">
      <style:text-properties fo:color="#5e11a6" style:font-name="Calibri" fo:font-size="18pt" officeooo:rsid="0014a257" officeooo:paragraph-rsid="0014a257" style:font-size-asian="18pt" style:font-size-complex="18pt"/>
    </style:style>
    <style:style style:name="P34" style:family="paragraph" style:parent-style-name="Standard">
      <style:text-properties fo:color="#5e11a6" style:font-name="Calibri" fo:font-size="18pt" officeooo:rsid="001542b3" officeooo:paragraph-rsid="001542b3" style:font-size-asian="18pt" style:font-size-complex="18pt"/>
    </style:style>
    <style:style style:name="P35" style:family="paragraph" style:parent-style-name="Standard">
      <style:text-properties fo:color="#5e11a6" style:font-name="Calibri" fo:font-size="18pt" officeooo:rsid="00173721" officeooo:paragraph-rsid="00173721" style:font-size-asian="18pt" style:font-size-complex="18pt"/>
    </style:style>
    <style:style style:name="P36" style:family="paragraph" style:parent-style-name="Standard">
      <style:text-properties fo:color="#5e11a6" style:font-name="Calibri" fo:font-size="18pt" officeooo:rsid="00184bc5" officeooo:paragraph-rsid="00184bc5" style:font-size-asian="18pt" style:font-size-complex="18pt"/>
    </style:style>
    <style:style style:name="P37" style:family="paragraph" style:parent-style-name="Standard">
      <style:text-properties officeooo:rsid="0009fb52" officeooo:paragraph-rsid="0009fb52"/>
    </style:style>
    <style:style style:name="P38" style:family="paragraph" style:parent-style-name="Standard">
      <style:text-properties fo:font-weight="bold" officeooo:rsid="000804c2" officeooo:paragraph-rsid="00196272" style:font-weight-asian="bold" style:font-weight-complex="bold"/>
    </style:style>
    <style:style style:name="P39" style:family="paragraph" style:parent-style-name="Standard">
      <style:text-properties fo:font-weight="bold" officeooo:rsid="000804c2" officeooo:paragraph-rsid="001b613a" style:font-weight-asian="bold" style:font-weight-complex="bold"/>
    </style:style>
    <style:style style:name="P40" style:family="paragraph" style:parent-style-name="Standard">
      <style:text-properties fo:font-weight="normal" officeooo:rsid="000804c2" officeooo:paragraph-rsid="001b613a" style:font-weight-asian="normal" style:font-weight-complex="normal"/>
    </style:style>
    <style:style style:name="P41" style:family="paragraph" style:parent-style-name="Standard">
      <style:paragraph-properties fo:background-color="#000000">
        <style:background-image/>
      </style:paragraph-properties>
      <style:text-properties fo:color="#ffffff" style:font-name="Calibri" fo:font-size="16pt" officeooo:rsid="0009fb52" officeooo:paragraph-rsid="0009fb52" style:font-size-asian="16pt" style:font-size-complex="16pt"/>
    </style:style>
    <style:style style:name="P42" style:family="paragraph" style:parent-style-name="Standard">
      <style:paragraph-properties fo:background-color="#000000">
        <style:background-image/>
      </style:paragraph-properties>
      <style:text-properties fo:color="#ffffff" style:font-name="Calibri" fo:font-size="16pt" officeooo:paragraph-rsid="001b613a" style:font-size-asian="16pt" style:font-size-complex="16pt"/>
    </style:style>
    <style:style style:name="P43" style:family="paragraph" style:parent-style-name="Standard">
      <style:paragraph-properties fo:text-align="center" style:justify-single-word="false" fo:background-color="#000000">
        <style:background-image/>
      </style:paragraph-properties>
      <style:text-properties fo:color="#ff0000" style:font-name="Calibri" fo:font-size="12pt" officeooo:rsid="0012aeb1" officeooo:paragraph-rsid="0012aeb1" style:font-size-asian="12pt" style:font-size-complex="12pt"/>
    </style:style>
    <style:style style:name="P44" style:family="paragraph" style:parent-style-name="Standard">
      <style:paragraph-properties fo:text-align="center" style:justify-single-word="false" fo:background-color="#000000">
        <style:background-image/>
      </style:paragraph-properties>
      <style:text-properties fo:color="#ff0000" style:font-name="Calibri" fo:font-size="12pt" officeooo:rsid="00132bb3" officeooo:paragraph-rsid="00132bb3" style:font-size-asian="12pt" style:font-size-complex="12pt"/>
    </style:style>
    <style:style style:name="P45" style:family="paragraph" style:parent-style-name="Standard">
      <style:paragraph-properties fo:text-align="center" style:justify-single-word="false" fo:background-color="#000000">
        <style:background-image/>
      </style:paragraph-properties>
      <style:text-properties fo:color="#ff0000" officeooo:rsid="00173721" officeooo:paragraph-rsid="00173721"/>
    </style:style>
    <style:style style:name="P46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5e11a6" style:font-name="Calibri" fo:font-size="12pt" officeooo:rsid="0009fb52" officeooo:paragraph-rsid="0009fb52" style:font-size-asian="12pt" style:font-size-complex="12pt"/>
    </style:style>
    <style:style style:name="P47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5e11a6" style:font-name="Calibri" fo:font-size="12pt" officeooo:rsid="0010bab1" officeooo:paragraph-rsid="0010bab1" style:font-size-asian="12pt" style:font-size-complex="12pt"/>
    </style:style>
    <style:style style:name="P48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5e11a6" style:font-name="Calibri" fo:font-size="12pt" officeooo:rsid="00132bb3" officeooo:paragraph-rsid="00132bb3" style:font-size-asian="12pt" style:font-size-complex="12pt"/>
    </style:style>
    <style:style style:name="P49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5e11a6" style:font-name="Calibri" fo:font-size="12pt" officeooo:rsid="001852b0" officeooo:paragraph-rsid="001852b0" style:font-size-asian="12pt" style:font-size-complex="12pt"/>
    </style:style>
    <style:style style:name="P50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5e11a6" style:font-name="Calibri" fo:font-size="12pt" officeooo:paragraph-rsid="001b613a" style:font-size-asian="12pt" style:font-size-complex="12pt"/>
    </style:style>
    <style:style style:name="P51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5e11a6" style:font-name="Calibri" fo:font-size="12pt" officeooo:paragraph-rsid="001cf902" style:font-size-asian="12pt" style:font-size-complex="12pt"/>
    </style:style>
    <style:style style:name="P52" style:family="paragraph" style:parent-style-name="Standard">
      <style:paragraph-properties fo:margin-left="0in" fo:margin-right="0in" fo:text-indent="0in" style:auto-text-indent="false"/>
      <style:text-properties fo:color="#ffffff" style:font-name="Calibri" fo:font-size="12pt" officeooo:rsid="0009fb52" officeooo:paragraph-rsid="0009fb52" style:font-size-asian="12pt" style:font-size-complex="12pt"/>
    </style:style>
    <style:style style:name="P53" style:family="paragraph" style:parent-style-name="Standard">
      <style:paragraph-properties fo:margin-left="0in" fo:margin-right="0in" fo:text-indent="0in" style:auto-text-indent="false"/>
      <style:text-properties fo:color="#ffffff" style:font-name="Calibri" fo:font-size="12pt" officeooo:rsid="001852b0" officeooo:paragraph-rsid="001852b0" style:font-size-asian="12pt" style:font-size-complex="12pt"/>
    </style:style>
    <style:style style:name="P54" style:family="paragraph" style:parent-style-name="Standard">
      <style:paragraph-properties fo:margin-left="0in" fo:margin-right="0in" fo:text-indent="0in" style:auto-text-indent="false"/>
      <style:text-properties fo:color="#ffffff" style:font-name="Calibri" fo:font-size="12pt" officeooo:paragraph-rsid="001b613a" style:font-size-asian="12pt" style:font-size-complex="12pt"/>
    </style:style>
    <style:style style:name="P55" style:family="paragraph" style:parent-style-name="Standard">
      <style:paragraph-properties fo:margin-left="0in" fo:margin-right="0in" fo:text-indent="0in" style:auto-text-indent="false"/>
      <style:text-properties fo:color="#ffffff" style:font-name="Calibri" fo:font-size="12pt" officeooo:paragraph-rsid="001cf902" style:font-size-asian="12pt" style:font-size-complex="12pt"/>
    </style:style>
    <style:style style:name="P56" style:family="paragraph" style:parent-style-name="Standard">
      <style:paragraph-properties fo:margin-left="0in" fo:margin-right="0in" fo:text-indent="0in" style:auto-text-indent="false"/>
      <style:text-properties fo:color="#ffff66" style:font-name="Calibri" fo:font-size="12pt" officeooo:rsid="00132bb3" officeooo:paragraph-rsid="00132bb3" style:font-size-asian="12pt" style:font-size-complex="12pt"/>
    </style:style>
    <style:style style:name="P57" style:family="paragraph" style:parent-style-name="Standard">
      <style:paragraph-properties fo:margin-left="0in" fo:margin-right="0in" fo:text-indent="0in" style:auto-text-indent="false"/>
      <style:text-properties fo:color="#0084d1" style:font-name="Calibri" fo:font-size="12pt" officeooo:rsid="00132bb3" officeooo:paragraph-rsid="00132bb3" style:font-size-asian="12pt" style:font-size-complex="12pt"/>
    </style:style>
    <style:style style:name="P58" style:family="paragraph" style:parent-style-name="Standard">
      <style:paragraph-properties fo:margin-left="0in" fo:margin-right="0in" fo:text-indent="0in" style:auto-text-indent="false"/>
      <style:text-properties fo:color="#98c866" style:font-name="Calibri" fo:font-size="12pt" officeooo:rsid="00132bb3" officeooo:paragraph-rsid="00132bb3" style:font-size-asian="12pt" style:font-size-complex="12pt"/>
    </style:style>
    <style:style style:name="P59" style:family="paragraph" style:parent-style-name="Standard">
      <style:paragraph-properties fo:margin-left="0in" fo:margin-right="0in" fo:text-indent="0in" style:auto-text-indent="false"/>
      <style:text-properties fo:color="#ff950e" style:font-name="Calibri" fo:font-size="12pt" officeooo:rsid="00132bb3" officeooo:paragraph-rsid="00132bb3" style:font-size-asian="12pt" style:font-size-complex="12pt"/>
    </style:style>
    <style:style style:name="P60" style:family="paragraph" style:parent-style-name="Standard">
      <style:paragraph-properties fo:margin-left="0in" fo:margin-right="0in" fo:text-indent="0in" style:auto-text-indent="false"/>
      <style:text-properties fo:color="#ff0000" style:font-name="Calibri" fo:font-size="12pt" officeooo:rsid="001542b3" officeooo:paragraph-rsid="001542b3" style:font-size-asian="12pt" style:font-size-complex="12pt"/>
    </style:style>
    <style:style style:name="P61" style:family="paragraph" style:parent-style-name="Standard">
      <style:paragraph-properties fo:margin-left="0in" fo:margin-right="0in" fo:text-align="end" style:justify-single-word="false" fo:text-indent="0in" style:auto-text-indent="false" fo:background-color="transparent">
        <style:background-image/>
      </style:paragraph-properties>
      <style:text-properties fo:color="#5e11a6" style:font-name="Calibri" fo:font-size="12pt" officeooo:rsid="00132bb3" officeooo:paragraph-rsid="00132bb3" style:font-size-asian="12pt" style:font-size-complex="12pt"/>
    </style:style>
    <style:style style:name="P62" style:family="paragraph" style:parent-style-name="Standard">
      <style:paragraph-properties fo:background-color="#ffffff">
        <style:background-image/>
      </style:paragraph-properties>
      <style:text-properties officeooo:rsid="000804c2" officeooo:paragraph-rsid="001542b3"/>
    </style:style>
    <style:style style:name="P63" style:family="paragraph" style:parent-style-name="Preformatted_20_Text">
      <style:paragraph-properties fo:margin-left="0.4925in" fo:margin-right="0in" fo:text-indent="0in" style:auto-text-indent="false"/>
      <style:text-properties officeooo:rsid="000804c2" officeooo:paragraph-rsid="0019dff7"/>
    </style:style>
    <style:style style:name="T1" style:family="text">
      <style:text-properties officeooo:rsid="0009fb52"/>
    </style:style>
    <style:style style:name="T2" style:family="text">
      <style:text-properties fo:color="#ffffff" style:font-name="Calibri" fo:font-size="12pt" officeooo:rsid="0009fb52" style:font-size-asian="12pt" style:font-size-complex="12pt"/>
    </style:style>
    <style:style style:name="T3" style:family="text">
      <style:text-properties fo:color="#ffffff" style:font-name="Calibri" fo:font-size="12pt" officeooo:rsid="000f3b3a" style:font-size-asian="12pt" style:font-size-complex="12pt"/>
    </style:style>
    <style:style style:name="T4" style:family="text">
      <style:text-properties fo:color="#ffffff" style:font-name="Calibri" fo:font-size="12pt" officeooo:rsid="000ff67b" style:font-size-asian="12pt" style:font-size-complex="12pt"/>
    </style:style>
    <style:style style:name="T5" style:family="text">
      <style:text-properties fo:color="#ffffff" style:font-name="Calibri" fo:font-size="16pt" officeooo:rsid="0009fb52" style:font-size-asian="16pt" style:font-size-complex="16pt"/>
    </style:style>
    <style:style style:name="T6" style:family="text">
      <style:text-properties fo:color="#ffffff" style:font-name="Calibri" fo:font-size="16pt" officeooo:rsid="000f3b3a" style:font-size-asian="16pt" style:font-size-complex="16pt"/>
    </style:style>
    <style:style style:name="T7" style:family="text">
      <style:text-properties fo:color="#ffffff" style:font-name="Calibri" fo:font-size="16pt" officeooo:rsid="00132bb3" style:font-size-asian="16pt" style:font-size-complex="16pt"/>
    </style:style>
    <style:style style:name="T8" style:family="text">
      <style:text-properties fo:color="#ff0000" style:font-name="Calibri" fo:font-size="12pt" officeooo:rsid="0009fb52" style:font-size-asian="12pt" style:font-size-complex="12pt"/>
    </style:style>
    <style:style style:name="T9" style:family="text">
      <style:text-properties fo:color="#ff0000" style:font-name="Calibri" fo:font-size="12pt" officeooo:rsid="000ba94b" style:font-size-asian="12pt" style:font-size-complex="12pt"/>
    </style:style>
    <style:style style:name="T10" style:family="text">
      <style:text-properties fo:color="#ff0000" style:font-name="Calibri" fo:font-size="12pt" officeooo:rsid="000f3b3a" style:font-size-asian="12pt" style:font-size-complex="12pt"/>
    </style:style>
    <style:style style:name="T11" style:family="text">
      <style:text-properties fo:color="#ff0000" officeooo:rsid="000bd72a"/>
    </style:style>
    <style:style style:name="T12" style:family="text">
      <style:text-properties fo:color="#ff0000" officeooo:rsid="0016e7cd"/>
    </style:style>
    <style:style style:name="T13" style:family="text">
      <style:text-properties fo:color="#ff0000" officeooo:rsid="00173721"/>
    </style:style>
    <style:style style:name="T14" style:family="text">
      <style:text-properties fo:color="#ff0000" officeooo:rsid="00177047"/>
    </style:style>
    <style:style style:name="T15" style:family="text">
      <style:text-properties officeooo:rsid="000bd72a"/>
    </style:style>
    <style:style style:name="T16" style:family="text">
      <style:text-properties officeooo:rsid="000d88e0"/>
    </style:style>
    <style:style style:name="T17" style:family="text">
      <style:text-properties officeooo:rsid="000f3b3a"/>
    </style:style>
    <style:style style:name="T18" style:family="text">
      <style:text-properties officeooo:rsid="000ff67b"/>
    </style:style>
    <style:style style:name="T19" style:family="text">
      <style:text-properties fo:color="#98c866" style:font-name="Calibri" fo:font-size="16pt" officeooo:rsid="00132bb3" style:font-size-asian="16pt" style:font-size-complex="16pt"/>
    </style:style>
    <style:style style:name="T20" style:family="text">
      <style:text-properties fo:color="#0084d1" style:font-name="Calibri" fo:font-size="16pt" officeooo:rsid="00132bb3" style:font-size-asian="16pt" style:font-size-complex="16pt"/>
    </style:style>
    <style:style style:name="T21" style:family="text">
      <style:text-properties fo:color="#ff950e" style:font-name="Calibri" fo:font-size="16pt" officeooo:rsid="00132bb3" style:font-size-asian="16pt" style:font-size-complex="16pt"/>
    </style:style>
    <style:style style:name="T22" style:family="text">
      <style:text-properties fo:color="#ffff66" style:font-name="Calibri" fo:font-size="16pt" officeooo:rsid="00132bb3" style:font-size-asian="16pt" style:font-size-complex="16pt"/>
    </style:style>
    <style:style style:name="T23" style:family="text">
      <style:text-properties officeooo:rsid="001542b3"/>
    </style:style>
    <style:style style:name="T24" style:family="text">
      <style:text-properties officeooo:rsid="0016e7cd"/>
    </style:style>
    <style:style style:name="T25" style:family="text">
      <style:text-properties officeooo:rsid="00173721"/>
    </style:style>
    <style:style style:name="T26" style:family="text">
      <style:text-properties officeooo:rsid="00177047"/>
    </style:style>
    <style:style style:name="T27" style:family="text">
      <style:text-properties officeooo:rsid="00184bc5"/>
    </style:style>
    <style:style style:name="T28" style:family="text">
      <style:text-properties officeooo:rsid="00196272"/>
    </style:style>
    <style:style style:name="T29" style:family="text">
      <style:text-properties officeooo:rsid="0019dff7"/>
    </style:style>
    <style:style style:name="T30" style:family="text">
      <style:text-properties officeooo:rsid="001b613a"/>
    </style:style>
    <style:style style:name="T31" style:family="text">
      <style:text-properties officeooo:rsid="001b65a4"/>
    </style:style>
    <style:style style:name="T32" style:family="text">
      <style:text-properties officeooo:rsid="001cf9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Git Cheatsheet</text:p>
      <text:p text:style-name="P20"/>
      <text:p text:style-name="P20"/>
      <text:p text:style-name="P28">Find the directory you are in</text:p>
      <text:p text:style-name="P41">$ pwd</text:p>
      <text:p text:style-name="P37"/>
      <text:p text:style-name="P37"/>
      <text:p text:style-name="P29">Change to another directory</text:p>
      <text:p text:style-name="P41">$ cd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6">up one directory:</text:p>
          </table:table-cell>
          <table:table-cell table:style-name="Table1.B1" office:value-type="string">
            <text:p text:style-name="P52">$ cd ..</text:p>
          </table:table-cell>
        </table:table-row>
        <table:table-row>
          <table:table-cell table:style-name="Table1.A2" office:value-type="string">
            <text:p text:style-name="P46">to specific path:</text:p>
          </table:table-cell>
          <table:table-cell table:style-name="Table1.B2" office:value-type="string">
            <text:p text:style-name="P17"><text:span text:style-name="T2">$ cd 'c:/folder-name/sub-folder-name' <text:s/></text:span><text:span text:style-name="T9">← </text:span><text:span text:style-name="T8">(use quotes if spaces in names)</text:span></text:p>
          </table:table-cell>
        </table:table-row>
        <table:table-row>
          <table:table-cell table:style-name="Table1.A3" office:value-type="string">
            <text:p text:style-name="P46">use ~ for user directory:</text:p>
          </table:table-cell>
          <table:table-cell table:style-name="Table1.B2" office:value-type="string">
            <text:p text:style-name="P13"><text:span text:style-name="T15">$ cd ~ <text:s/></text:span><text:span text:style-name="T11">OR <text:s/></text:span><text:span text:style-name="T15">$cd ~/git/eChronos</text:span></text:p>
          </table:table-cell>
        </table:table-row>
      </table:table>
      <text:p text:style-name="P20"/>
      <text:p text:style-name="P20"/>
      <text:p text:style-name="P30">List directory contents</text:p>
      <text:p text:style-name="P2"><text:span text:style-name="T1">$ </text:span><text:span text:style-name="T16">ls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<text:span text:style-name="T16">with output formatted</text:span><text:span text:style-name="T1">:</text:span></text:p>
          </table:table-cell>
          <table:table-cell table:style-name="Table2.B1" office:value-type="string">
            <text:p text:style-name="P14"><text:span text:style-name="T1">$ </text:span><text:span text:style-name="T16">ls -l</text:span></text:p>
          </table:table-cell>
        </table:table-row>
        <table:table-row>
          <table:table-cell table:style-name="Table2.A2" office:value-type="string">
            <text:p text:style-name="P9"><text:span text:style-name="T16">with hidden files shown</text:span><text:span text:style-name="T1">:</text:span></text:p>
          </table:table-cell>
          <table:table-cell table:style-name="Table2.B2" office:value-type="string">
            <text:p text:style-name="P14"><text:span text:style-name="T1">$ </text:span><text:span text:style-name="T16">ls -a</text:span></text:p>
          </table:table-cell>
        </table:table-row>
        <table:table-row>
          <table:table-cell table:style-name="Table2.A3" office:value-type="string">
            <text:p text:style-name="P9"><text:span text:style-name="T16">with both</text:span><text:span text:style-name="T1">:</text:span></text:p>
          </table:table-cell>
          <table:table-cell table:style-name="Table2.B2" office:value-type="string">
            <text:p text:style-name="P14"><text:span text:style-name="T15">$ </text:span><text:span text:style-name="T16">ls -la</text:span></text:p>
          </table:table-cell>
        </table:table-row>
      </table:table>
      <text:p text:style-name="P21"/>
      <text:p text:style-name="P21"/>
      <text:p text:style-name="P1"><text:span text:style-name="T17">Us</text:span><text:span text:style-name="T18">e TAB in place of typing</text:span></text:p>
      <text:p text:style-name="P7"><text:span text:style-name="T5">$ </text:span><text:span text:style-name="T6">cd 'c:/program files/common files/java'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7">example:</text:p>
          </table:table-cell>
          <table:table-cell table:style-name="Table3.B1" office:value-type="string">
            <text:p text:style-name="P18"><text:span text:style-name="T2">$ </text:span><text:span text:style-name="T3">cd 'c:/pr[TAB]</text:span><text:span text:style-name="T10">ogram </text:span><text:span text:style-name="T4">[TAB]</text:span><text:span text:style-name="T10">files/</text:span><text:span text:style-name="T3">co[TAB]</text:span><text:span text:style-name="T10">mmon files/</text:span><text:span text:style-name="T3">j[TAB]</text:span><text:span text:style-name="T10">ava</text:span><text:span text:style-name="T3">'</text:span></text:p>
          </table:table-cell>
        </table:table-row>
      </table:table>
      <text:p text:style-name="P43">letters in red will be auto-completed</text:p>
      <text:p text:style-name="P21"/>
      <text:p text:style-name="P21"/>
      <text:p text:style-name="P32">Clone eChronos repository</text:p>
      <text:p text:style-name="P8"><text:span text:style-name="T5">$ </text:span><text:span text:style-name="T22">git clone </text:span><text:span text:style-name="T20">git@github.com:Carolla/</text:span><text:span text:style-name="T19">Adventurer.git</text:span><text:span text:style-name="T7"> </text:span><text:span text:style-name="T21">eChronos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1">command:</text:p>
          </table:table-cell>
          <table:table-cell table:style-name="Table4.B1" office:value-type="string">
            <text:p text:style-name="P56">git clone</text:p>
          </table:table-cell>
        </table:table-row>
        <table:table-row>
          <table:table-cell table:style-name="Table4.A2" office:value-type="string">
            <text:p text:style-name="P48">location of repository on github:</text:p>
          </table:table-cell>
          <table:table-cell table:style-name="Table4.B2" office:value-type="string">
            <text:p text:style-name="P57">git@github.com:Carolla/</text:p>
          </table:table-cell>
        </table:table-row>
        <table:table-row>
          <table:table-cell table:style-name="Table4.A3" office:value-type="string">
            <text:p text:style-name="P48">repository name on github:</text:p>
          </table:table-cell>
          <table:table-cell table:style-name="Table4.B2" office:value-type="string">
            <text:p text:style-name="P58">Adventurer.git</text:p>
          </table:table-cell>
        </table:table-row>
        <table:table-row>
          <table:table-cell table:style-name="Table4.A4" office:value-type="string">
            <text:p text:style-name="P48">folder name for local repository:</text:p>
          </table:table-cell>
          <table:table-cell table:style-name="Table4.B2" office:value-type="string">
            <text:p text:style-name="P59">eChronos</text:p>
          </table:table-cell>
        </table:table-row>
      </table:table>
      <text:p text:style-name="P44">colors for demonstration purposes only!</text:p>
      <text:p text:style-name="P22"/>
      <text:p text:style-name="P22"/>
      <text:p text:style-name="P22"/>
      <text:p text:style-name="P22"/>
      <text:p text:style-name="P33"><text:soft-page-break/>Check status</text:p>
      <text:p text:style-name="P4"><text:span text:style-name="T1">$ </text:span><text:span text:style-name="T23">git status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1"><text:span text:style-name="T23">sample output</text:span><text:span text:style-name="T1">:</text:span></text:p>
          </table:table-cell>
          <table:table-cell table:style-name="Table6.B1" office:value-type="string">
            <text:p text:style-name="P60"><text:s text:c="3"/>modified: <text:s text:c="3"/>.gitignore</text:p>
          </table:table-cell>
        </table:table-row>
      </table:table>
      <text:p text:style-name="P62"/>
      <text:p text:style-name="P22"/>
      <text:p text:style-name="P34">Stage (add) files</text:p>
      <text:p text:style-name="P3"><text:span text:style-name="T1">$ </text:span><text:span text:style-name="T23">git add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0"><text:span text:style-name="T23">add all changed files</text:span><text:span text:style-name="T1">:</text:span></text:p>
          </table:table-cell>
          <table:table-cell table:style-name="Table5.B1" office:value-type="string">
            <text:p text:style-name="P15"><text:span text:style-name="T1">$ </text:span><text:span text:style-name="T24">git add . <text:s text:c="3"/></text:span><text:span text:style-name="T12">← there's a dot there!</text:span></text:p>
          </table:table-cell>
        </table:table-row>
        <table:table-row>
          <table:table-cell table:style-name="Table5.A2" office:value-type="string">
            <text:p text:style-name="P10"><text:span text:style-name="T23">add specific files</text:span><text:span text:style-name="T1">:</text:span></text:p>
          </table:table-cell>
          <table:table-cell table:style-name="Table5.B2" office:value-type="string">
            <text:p text:style-name="P15"><text:span text:style-name="T1">$ </text:span><text:span text:style-name="T24">git add filename.ext</text:span></text:p>
          </table:table-cell>
        </table:table-row>
        <table:table-row>
          <table:table-cell table:style-name="Table5.A3" office:value-type="string">
            <text:p text:style-name="P49">records file removals:</text:p>
          </table:table-cell>
          <table:table-cell table:style-name="Table5.B2" office:value-type="string">
            <text:p text:style-name="P53">$ git add --all</text:p>
          </table:table-cell>
        </table:table-row>
      </table:table>
      <text:p text:style-name="P23"/>
      <text:p text:style-name="P22"/>
      <text:p text:style-name="P35">Commit</text:p>
      <text:p text:style-name="P5"><text:span text:style-name="T1">$ </text:span><text:span text:style-name="T25">git commit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2"><text:span text:style-name="T25">with message</text:span><text:span text:style-name="T1">:</text:span></text:p>
          </table:table-cell>
          <table:table-cell table:style-name="Table7.B1" office:value-type="string">
            <text:p text:style-name="P16"><text:span text:style-name="T1">$ </text:span><text:span text:style-name="T25">git commit -m”message here” <text:s/></text:span><text:span text:style-name="T14">also fine:</text:span><text:span text:style-name="T26"> <text:s/>-m'message here'</text:span></text:p>
          </table:table-cell>
        </table:table-row>
        <table:table-row>
          <table:table-cell table:style-name="Table7.A2" office:value-type="string">
            <text:p text:style-name="P12"><text:span text:style-name="T25">without message</text:span><text:span text:style-name="T1">:</text:span></text:p>
          </table:table-cell>
          <table:table-cell table:style-name="Table7.B2" office:value-type="string">
            <text:p text:style-name="P16"><text:span text:style-name="T1">$</text:span><text:span text:style-name="T16"> </text:span><text:span text:style-name="T25">git commit <text:s/></text:span><text:span text:style-name="T13">← not recommended!</text:span></text:p>
          </table:table-cell>
        </table:table-row>
      </table:table>
      <text:p text:style-name="P45">WARNING: <text:s/>not adding a message may take you to the terrifying VIM terminal!!!</text:p>
      <text:p text:style-name="P22"/>
      <text:p text:style-name="P22"/>
      <text:p text:style-name="P36">Fetch</text:p>
      <text:p text:style-name="P6"><text:span text:style-name="T1">$ </text:span><text:span text:style-name="T27">git fetch</text:span></text:p>
      <text:p text:style-name="P24"/>
      <text:p text:style-name="P22"/>
      <text:p text:style-name="P36">Diff</text:p>
      <text:p text:style-name="P6"><text:span text:style-name="T1">$ </text:span><text:span text:style-name="T27">git diff</text:span></text:p>
      <text:p text:style-name="P24"/>
      <text:p text:style-name="P22"/>
      <text:p text:style-name="P36">Merge</text:p>
      <text:p text:style-name="P6"><text:span text:style-name="T1">$ </text:span><text:span text:style-name="T27">git merge origin/master</text:span></text:p>
      <text:p text:style-name="P24"/>
      <text:p text:style-name="P22"/>
      <text:p text:style-name="P31"><text:span text:style-name="T30">Viewing Previous Commits</text:span></text:p>
      <text:p text:style-name="P42"><text:span text:style-name="T1">$ </text:span><text:span text:style-name="T30">git log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1"><text:span text:style-name="T32">with commit details:</text:span></text:p>
          </table:table-cell>
          <table:table-cell table:style-name="Table8.B1" office:value-type="string">
            <text:p text:style-name="P55"><text:span text:style-name="T32">$ git log -p</text:span></text:p>
          </table:table-cell>
        </table:table-row>
        <table:table-row>
          <table:table-cell table:style-name="Table8.A2" office:value-type="string">
            <text:p text:style-name="P50"><text:span text:style-name="T30">next page</text:span><text:span text:style-name="T1">:</text:span></text:p>
          </table:table-cell>
          <table:table-cell table:style-name="Table8.B2" office:value-type="string">
            <text:p text:style-name="P54"><text:span text:style-name="T16"><text:s/>“</text:span><text:span text:style-name="T30">SPACE”</text:span></text:p>
          </table:table-cell>
        </table:table-row>
        <table:table-row>
          <table:table-cell table:style-name="Table8.A3" office:value-type="string">
            <text:p text:style-name="P50"><text:span text:style-name="T30">previous page</text:span><text:span text:style-name="T1">:</text:span></text:p>
          </table:table-cell>
          <table:table-cell table:style-name="Table8.B2" office:value-type="string">
            <text:p text:style-name="P54"><text:span text:style-name="T16"><text:s/>“</text:span><text:span text:style-name="T31">p</text:span><text:span text:style-name="T30">”</text:span></text:p>
          </table:table-cell>
        </table:table-row>
        <table:table-row>
          <table:table-cell table:style-name="Table8.A4" office:value-type="string">
            <text:p text:style-name="P50"><text:span text:style-name="T31">quit</text:span><text:span text:style-name="T1">:</text:span></text:p>
          </table:table-cell>
          <table:table-cell table:style-name="Table8.B2" office:value-type="string">
            <text:p text:style-name="P54"><text:span text:style-name="T16"><text:s/>“</text:span><text:span text:style-name="T31">q”</text:span></text:p>
          </table:table-cell>
        </table:table-row>
      </table:table>
      <text:p text:style-name="P39"><text:soft-page-break/><text:span text:style-name="T30"/></text:p>
      <text:p text:style-name="P39"><text:span text:style-name="T30"/></text:p>
      <text:p text:style-name="P39"><text:span text:style-name="T30">Viewing Previous Commits</text:span></text:p>
      <text:p text:style-name="P40"><text:span text:style-name="T30">$ git log</text:span></text:p>
      <text:p text:style-name="P38"><text:span text:style-name="T29"/></text:p>
      <text:p text:style-name="P38"><text:span text:style-name="T29"/></text:p>
      <text:p text:style-name="P38"><text:span text:style-name="T29"/></text:p>
      <text:p text:style-name="P38"><text:span text:style-name="T29"/></text:p>
      <text:p text:style-name="P38"><text:span text:style-name="T29"/></text:p>
      <text:p text:style-name="P38"><text:span text:style-name="T29"/></text:p>
      <text:p text:style-name="P38"><text:span text:style-name="T29"/></text:p>
      <text:p text:style-name="P38"><text:span text:style-name="T29"/></text:p>
      <text:p text:style-name="P38"><text:span text:style-name="T29">Changing the </text:span><text:span text:style-name="T28">Command-line default directory</text:span></text:p>
      <text:list xml:id="list7437718928681420606" text:style-name="L1">
        <text:list-item>
          <text:p text:style-name="P26"><text:span text:style-name="T28">Create a</text:span><text:span text:style-name="T29">n empty text</text:span><text:span text:style-name="T28"> file called .bashrc</text:span></text:p>
        </text:list-item>
        <text:list-item>
          <text:p text:style-name="P27"><text:span text:style-name="T29">Open it and paste the following code:</text:span></text:p>
        </text:list-item>
      </text:list>
      <text:p text:style-name="P63"><text:span text:style-name="Source_20_Text"><text:span text:style-name="T29">foo() { cd /d/work_space_for_my_company/project/code_source ; }</text:span></text:span></text:p>
      <text:p text:style-name="P63"><text:span text:style-name="Source_20_Text"><text:span text:style-name="T29">foo</text:span></text:span></text:p>
      <text:list xml:id="list34436249" text:continue-numbering="true" text:style-name="L1">
        <text:list-item>
          <text:p text:style-name="P27"><text:span text:style-name="T29">Save the file in your user directory (where the git folder is)</text:span></text:p>
        </text:list-item>
      </text:list>
      <text:p text:style-name="P25"><text:span text:style-name="T28"/></text:p>
      <text:p text:style-name="P25"><text:span text:style-name="T28"/></text:p>
      <text:p text:style-name="P25"><text:span text:style-name="T28"/></text:p>
      <text:p text:style-name="P25"><text:span text:style-name="T28"/></text:p>
      <text:p text:style-name="P25"><text:span text:style-name="T28"/></text:p>
      <text:p text:style-name="P38"><text:span text:style-name="T28">Creating nameless “dot” files in windows</text:span></text:p>
      <text:p text:style-name="P25"><text:span text:style-name="T28"><text:tab/>Right-click in the directory where you want the new file</text:span></text:p>
      <text:p text:style-name="P25"><text:span text:style-name="T28"><text:tab/>Select New&gt;Text Document</text:span></text:p>
      <text:p text:style-name="P25"><text:span text:style-name="T28"><text:tab/>In the File menu, choose “Save As”</text:span></text:p>
      <text:p text:style-name="P25"><text:span text:style-name="T28"><text:tab/>When Notepad opens, select “All Files” as the file type</text:span></text:p>
      <text:p text:style-name="P25"><text:span text:style-name="T28"><text:tab/>Rename the file to .gitignore or .bashrc, or whatever you want</text:span></text:p>
      <text:p text:style-name="P25"><text:span text:style-name="T28"><text:tab/>Hit “Save”</text:span></text:p>
      <text:p text:style-name="P25"><text:span text:style-name="T28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1"/>
      <text:p text:style-name="P21"/>
      <text:p text:style-name="P21"/>
      <text:p text:style-name="P21"/>
      <text:p text:style-name="P21"/>
      <text:p text:style-name="P20"/>
      <text:p text:style-name="P20"/>
      <text:p text:style-name="P20"/>
      <text:p text:style-name="P20"/>
      <text:p text:style-name="P2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0T16:41:17.52</meta:creation-date>
    <dc:date>2014-11-11T14:28:30.40</dc:date>
    <meta:editing-duration>PT6H9M24S</meta:editing-duration>
    <meta:editing-cycles>16</meta:editing-cycles>
    <meta:generator>LibreOffice/4.0.4.2$Windows_x86 LibreOffice_project/9e9821abd0ffdbc09cd8c52eaa574fa09eb08f2</meta:generator>
    <meta:document-statistic meta:table-count="8" meta:image-count="0" meta:object-count="0" meta:page-count="4" meta:paragraph-count="85" meta:word-count="334" meta:character-count="1984" meta:non-whitespace-character-count="1714"/>
  </office:meta>
</office:document-meta>
</file>